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fo:font-weight="bold" officeooo:rsid="001ef7b9" officeooo:paragraph-rsid="001ef7b9" style:font-size-asian="15pt" style:font-weight-asian="bold" style:font-size-complex="15pt" style:font-weight-complex="bold"/>
    </style:style>
    <style:style style:name="P3" style:family="paragraph" style:parent-style-name="Standard">
      <style:paragraph-properties fo:line-height="115%" fo:text-align="start" style:justify-single-word="false"/>
      <style:text-properties style:font-name="aakar"/>
    </style:style>
    <style:style style:name="T1" style:family="text">
      <style:text-properties fo:font-size="15pt" style:font-size-asian="15pt" style:font-size-complex="15pt"/>
    </style:style>
    <style:style style:name="T2" style:family="text">
      <style:text-properties fo:font-size="15pt" officeooo:rsid="001ef7b9" style:font-size-asian="15pt" style:font-size-complex="15pt"/>
    </style:style>
    <style:style style:name="T3" style:family="text">
      <style:text-properties officeooo:rsid="0020f879"/>
    </style:style>
    <style:style style:name="T4" style:family="text">
      <style:text-properties fo:font-size="13pt" officeooo:rsid="0020f879" style:font-size-asian="13pt" style:font-size-complex="13pt"/>
    </style:style>
    <style:style style:name="T5" style:family="text">
      <style:text-properties fo:font-size="14pt" officeooo:rsid="0020f879"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ABSTRACT</text:p>
      <text:p text:style-name="P1"/>
      <text:p text:style-name="P1"/>
      <text:p text:style-name="P3"><text:span text:style-name="T1">The Gifts and Flowers Delivery Web Application will offer a simple and user-friendly platform for customers to browse and purchase a wide range of gifts and floral arrangements for any occasion. </text:span><text:span text:style-name="T2">U</text:span><text:span text:style-name="T1">sers can explore various products, read descriptions, and view images. The app will include helpful filters to sort by category, price, or occasion, making it easier to find the perfect gift. Once customers make their selections, they can add items to their cart, choose a convenient delivery dates and personalize their gifts with messages, and complete the payment securely </text:span><text:span text:style-name="T2">with multiple payment options</text:span><text:span text:style-name="T1">. Additionally, the app will allow users to create personal accounts where they can track orders and save their favorite products for future purchases. The platform will send notifications about order updates, and an admin section will help manage products and orders. Overall, the app will offer a smooth, user-friendly experience for buying and sending gifts</text:span>. <text:span text:style-name="T5">There will be offers and discounts according to special occasions.</text:span><text:span text:style-name="T3">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6:29:07.901764134</meta:creation-date>
    <dc:date>2024-09-26T21:51:04.311225599</dc:date>
    <meta:editing-duration>PT8M54S</meta:editing-duration>
    <meta:editing-cycles>2</meta:editing-cycles>
    <meta:generator>LibreOffice/7.3.7.2$Linux_X86_64 LibreOffice_project/30$Build-2</meta:generator>
    <meta:document-statistic meta:table-count="0" meta:image-count="0" meta:object-count="0" meta:page-count="1" meta:paragraph-count="2" meta:word-count="160" meta:character-count="1038" meta:non-whitespace-character-count="879"/>
  </office:meta>
</office:document-meta>
</file>